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popupmenu/" manifest:media-type=""/>
  <manifest:file-entry manifest:full-path="Configurations2/statusbar/" manifest:media-type=""/>
  <manifest:file-entry manifest:full-path="Configurations2/progressbar/" manifest:media-type="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modern" style:font-pitch="fixed" style:name="Courier New" svg:font-family="'Courier New'"/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S Mincho1" svg:font-family="'MS Mincho'"/>
    <style:font-face style:font-family-generic="system" style:font-pitch="variable" style:name="Tahoma" svg:font-family="Tahoma"/>
  </office:font-face-decls>
  <office:automatic-styles>
    <style:style style:family="paragraph" style:master-page-name="MP0" style:name="P1" style:parent-style-name="Title">
      <style:paragraph-properties fo:break-before="page" style:page-number="auto"/>
    </style:style>
    <style:style style:family="text" style:name="T1">
      <style:text-properties fo:font-weight="bold" style:font-weight-asian="bold"/>
    </style:style>
    <style:style style:family="text" style:name="T2">
      <style:text-properties fo:font-style="italic" style:font-style-asian="italic"/>
    </style:style>
    <style:style style:family="text" style:name="T3">
      <style:text-properties fo:font-style="italic" fo:font-weight="bold" style:font-style-asian="italic" style:font-weight-asian="bold" style:text-line-through-mode="continuous" style:text-overline-mode="continuous" style:text-underline-color="font-color" style:text-underline-mode="continuous" style:text-underline-style="solid" style:text-underline-width="auto"/>
    </style:style>
    <style:style style:family="text" style:name="T4">
      <style:text-properties style:text-line-through-mode="continuous" style:text-overline-mode="continuous" style:text-underline-color="font-color" style:text-underline-mode="continuous" style:text-underline-style="solid" style:text-underline-width="auto"/>
    </style:style>
    <style:style style:family="text" style:name="T5">
      <style:text-properties fo:color="#ff0000"/>
    </style:style>
    <style:style style:family="text" style:name="T6">
      <style:text-properties fo:background-color="#ffff00"/>
    </style:style>
    <style:style style:family="text" style:name="T7">
      <style:text-properties style:text-position="sub 67%"/>
    </style:style>
    <style:style style:family="text" style:name="T8">
      <style:text-properties style:text-position="super 67%"/>
    </style:style>
    <style:style style:family="text" style:name="T9">
      <style:text-properties fo:font-size="16pt" style:font-size-asian="16pt" style:font-size-complex="16pt"/>
    </style:style>
    <style:style style:family="text" style:name="T10">
      <style:text-properties style:font-name="Courier New" style:font-name-complex="Courier New"/>
    </style:style>
    <style:style style:family="text" style:name="T11">
      <style:text-properties style:text-line-through-mode="continuous" style:text-line-through-style="solid" style:text-overline-mode="continuous" style:text-underline-mode="continuous"/>
    </style:style>
    <style:style style:family="text" style:name="T12">
      <style:text-properties style:text-line-through-mode="continuous" style:text-line-through-style="solid" style:text-line-through-type="double" style:text-overline-mode="continuous" style:text-underline-mode="continuous"/>
    </style:style>
    <style:style style:family="text" style:name="T13">
      <style:text-properties style:text-line-through-style="none"/>
    </style:style>
    <style:style style:family="text" style:name="abecf13" style:parent-style-name="Default_20_Paragraph_20_Font">
      <style:text-properties fo:font-weight="bold" style:font-weight-asian="bold"/>
    </style:style>
    <style:style style:family="text" style:name="a7d894e" style:parent-style-name="Default_20_Paragraph_20_Font">
      <style:text-properties fo:font-style="italic" style:font-style-asian="italic"/>
    </style:style>
    <style:style style:family="text" style:name="a4d7268" style:parent-style-name="Default_20_Paragraph_20_Font">
      <style:text-properties style:text-line-through-mode="continuous" style:text-overline-mode="continuous" style:text-underline-color="font-color" style:text-underline-mode="continuous" style:text-underline-style="solid" style:text-underline-width="auto"/>
    </style:style>
    <style:style style:family="text" style:name="a6d99ac" style:parent-style-name="Default_20_Paragraph_20_Font">
      <style:text-properties fo:font-style="italic" fo:font-weight="bold" style:font-style-asian="italic" style:font-weight-asian="bold" style:text-line-through-mode="continuous" style:text-overline-mode="continuous" style:text-underline-color="font-color" style:text-underline-mode="continuous" style:text-underline-style="solid" style:text-underline-width="auto"/>
    </style:style>
    <style:style style:family="text" style:name="af8523c" style:parent-style-name="Default_20_Paragraph_20_Font">
      <style:text-properties fo:color="#ff0000"/>
    </style:style>
    <style:style style:family="text" style:name="a8c2c04" style:parent-style-name="Default_20_Paragraph_20_Font">
      <style:text-properties fo:background-color="#ffff00"/>
    </style:style>
    <style:style style:family="text" style:name="ae94315" style:parent-style-name="Default_20_Paragraph_20_Font">
      <style:text-properties style:text-position="sub 67%"/>
    </style:style>
    <style:style style:family="text" style:name="a46769a" style:parent-style-name="Default_20_Paragraph_20_Font">
      <style:text-properties style:text-position="super 67%"/>
    </style:style>
    <style:style style:family="text" style:name="af2e06c" style:parent-style-name="Default_20_Paragraph_20_Font">
      <style:text-properties fo:font-size="16pt" style:font-size-asian="16pt" style:font-size-complex="16pt"/>
    </style:style>
    <style:style style:family="text" style:name="a028d50" style:parent-style-name="Default_20_Paragraph_20_Font">
      <style:text-properties style:font-name="Courier New" style:font-name-complex="Courier New"/>
    </style:style>
    <style:style style:family="text" style:name="a3f6758" style:parent-style-name="Default_20_Paragraph_20_Font">
      <style:text-properties style:text-line-through-mode="continuous" style:text-line-through-style="solid" style:text-overline-mode="continuous" style:text-underline-mode="continuous"/>
    </style:style>
    <style:style style:family="text" style:name="a450dde" style:parent-style-name="Default_20_Paragraph_20_Font">
      <style:text-properties style:text-line-through-mode="continuous" style:text-line-through-style="solid" style:text-line-through-type="double" style:text-overline-mode="continuous" style:text-underline-mode="continuo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racter Attributes</text:p>
      <text:p text:style-name="Subtitle">Examples</text:p>
      <text:h text:outline-level="2" text:style-name="Heading_20_2">Bold</text:h>
      <text:p text:style-name="Normal"><text:span text:style-name="abecf13">Lorem ipsum</text:span> dolor sit amet…</text:p>
      <text:h text:outline-level="2" text:style-name="Heading_20_2">Italic</text:h>
      <text:p text:style-name="Normal"><text:span text:style-name="a7d894e">Lorem<text:s/>svante ipsum</text:span> dolor sit amet…</text:p>
      <text:h text:outline-level="2" text:style-name="Heading_20_2">Underline</text:h>
      <text:p text:style-name="Normal"><text:span text:style-name="a4d7268">Lorem ipsum</text:span> dolor sit amet…</text:p>
      <text:h text:outline-level="2" text:style-name="Heading_20_2">Bold+Italic+Underline</text:h>
      <text:p text:style-name="Normal"><text:span text:style-name="a6d99ac">Lorem ipsum</text:span> dolor sit amet…</text:p>
      <text:h text:outline-level="2" text:style-name="Heading_20_2">Text Color</text:h>
      <text:p text:style-name="Normal"><text:span text:style-name="af8523c">Lorem ipsum</text:span> dolor sit amet…</text:p>
      <text:h text:outline-level="2" text:style-name="Heading_20_2">Highlight Color</text:h>
      <text:p text:style-name="Normal"><text:span text:style-name="a8c2c04">Lorem ipsum</text:span> dolor sit amet…</text:p>
      <text:h text:outline-level="2" text:style-name="Heading_20_2">Subscript + Superscript</text:h>
      <text:p text:style-name="Normal"><text:span text:style-name="ae94315">Lorem</text:span> <text:span text:style-name="a46769a">ipsum</text:span> dolor sit amet…</text:p>
      <text:h text:outline-level="2" text:style-name="Heading_20_2">Font Size</text:h>
      <text:p text:style-name="Normal"><text:span text:style-name="af2e06c">Lorem ipsum</text:span> dolor sit amet…</text:p>
      <text:h text:outline-level="2" text:style-name="Heading_20_2">Font Name</text:h>
      <text:p text:style-name="Normal"><text:span text:style-name="a028d50">Lorem ipsum</text:span> dolor sit amet…</text:p>
      <text:h text:outline-level="2" text:style-name="Heading_20_2">Strikethrough</text:h>
      <text:p text:style-name="Marginalia"><text:span text:style-name="a3f6758">Lorem ipsum</text:span> do<text:span text:style-name="T13">lor sit </text:span>amet…</text:p>
      <text:h text:outline-level="2" text:style-name="Heading_20_2">Double Strikethrough</text:h>
      <text:p text:style-name="Marginalia"><text:span text:style-name="a450dde">Lorem ipsum</text:span> dolor sit amet…</text:p>
      <text:h text:outline-level="2" text:style-name="Heading_20_2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modern" style:font-pitch="fixed" style:name="Courier New" svg:font-family="'Courier New'"/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S Mincho1" svg:font-family="'MS Mincho'"/>
    <style:font-face style:font-family-generic="system" style:font-pitch="variable" style:name="Tahoma" svg:font-family="Tahoma"/>
  </office:font-face-decls>
  <office:styles>
    <draw:gradient draw:angle="1800" draw:border="0%" draw:end-color="#9bc1ff" draw:end-intensity="100%" draw:name="a0" draw:start-color="#3f80cd" draw:start-intensity="100%" draw:style="linear"/>
    <style:default-style style:family="graphic">
      <style:graphic-properties draw:end-line-spacing-horizontal="0.283cm" draw:end-line-spacing-vertical="0.283cm" draw:shadow="visible" draw:shadow-color="#000000" draw:shadow-offset-x="0cm" draw:shadow-offset-y="0.064cm" draw:shadow-opacity="35%" draw:start-line-spacing-horizontal="0.283cm" draw:start-line-spacing-vertical="0.283cm" draw:stroke="solid" fo:wrap-option="wrap" style:flow-with-text="true" svg:stroke-color="#4a7ebb" svg:stroke-linecap="butt" svg:stroke-width="0.026cm"/>
      <style:paragraph-properties fo:line-height="100%" fo:text-align="start" style:font-independent-line-spacing="false" style:line-break="strict" style:text-autospace="ideograph-alpha" style:writing-mode="lr-tb">
        <style:tab-stops/>
      </style:paragraph-properties>
      <style:text-properties fo:country="US" fo:font-size="12pt" fo:font-style="normal" fo:font-weight="normal" fo:language="en" fo:letter-spacing="normal" style:country-asian="DE" style:country-complex="SA" style:font-relief="none" style:font-size-asian="12pt" style:font-size-complex="12pt" style:font-style-asian="normal" style:font-style-complex="normal" style:font-weight-asian="normal" style:font-weight-complex="normal" style:language-asian="de" style:language-complex="ar" style:letter-kerning="false" style:text-emphasize="none" style:text-line-through-style="none" style:text-outline="false" style:text-position="0% 100%" style:text-scale="100%" style:text-underline-style="none" style:use-window-font-color="true"/>
    </style:default-style>
    <style:default-style style:family="paragraph">
      <style:paragraph-properties fo:background-color="transparent" fo:border="none" fo:break-after="auto" fo:break-before="auto" fo:hyphenation-ladder-count="no-limit" fo:keep-together="auto" fo:keep-with-next="auto" fo:line-height="100%" fo:orphans="2" fo:padding="0cm" fo:text-align="start" fo:widows="2" style:justify-single-word="false" style:line-break="strict" style:punctuation-wrap="hanging" style:shadow="none" style:snap-to-layout-grid="true" style:tab-stop-distance="1.249cm" style:text-autospace="ideograph-alpha" style:writing-mode="lr-tb" text:line-number="0" text:number-lines="true">
        <style:background-image/>
      </style:paragraph-properties>
      <style:text-properties fo:background-color="transparent" fo:country="US" fo:font-size="12pt" fo:font-style="normal" fo:font-variant="normal" fo:font-weight="normal" fo:hyphenate="true" fo:hyphenation-push-char-count="0" fo:hyphenation-remain-char-count="0" fo:language="en" fo:letter-spacing="normal" fo:text-transform="none" style:country-asian="DE" style:country-complex="SA" style:font-name="Cambria" style:font-name-asian="MS Mincho" style:font-name-complex="Times New Roman" style:font-relief="none" style:font-size-asian="12pt" style:font-size-complex="12pt" style:font-style-asian="normal" style:font-style-complex="normal" style:font-weight-asian="normal" style:font-weight-complex="normal" style:language-asian="de" style:language-complex="ar" style:letter-kerning="false" style:text-combine="none" style:text-emphasize="none" style:text-line-through-style="none" style:text-outline="false" style:text-position="0% 100%" style:text-scale="100%" style:text-underline-style="non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S Mincho1" style:font-name-complex="Tahoma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efault-outline-level="1" style:display-name="Heading 1" style:family="paragraph" style:name="Heading_20_1" style:next-style-name="Normal" style:parent-style-name="Normal">
      <style:paragraph-properties fo:hyphenation-ladder-count="no-limit" fo:keep-together="always" fo:keep-with-next="always" fo:margin-bottom="0cm" fo:margin-top="0.847cm"/>
      <style:text-properties fo:color="#345a8a" fo:font-size="16pt" fo:font-weight="bold" fo:hyphenate="false" fo:hyphenation-push-char-count="0" fo:hyphenation-remain-char-count="0" style:font-name="Calibri" style:font-name-asian="MS Gothic" style:font-name-complex="Times New Roman" style:font-size-asian="16pt" style:font-size-complex="16pt" style:font-weight-asian="bold" style:font-weight-complex="bold"/>
    </style:style>
    <style:style style:class="text" style:default-outline-level="2" style:display-name="Heading 2" style:family="paragraph" style:name="Heading_20_2" style:next-style-name="Normal" style:parent-style-name="Normal">
      <style:paragraph-properties fo:hyphenation-ladder-count="no-limit" fo:keep-together="always" fo:keep-with-next="always" fo:margin-bottom="0cm" fo:margin-top="0.353cm"/>
      <style:text-properties fo:color="#4f81bd" fo:font-size="13pt" fo:font-weight="bold" fo:hyphenate="false" fo:hyphenation-push-char-count="0" fo:hyphenation-remain-char-count="0" style:font-name="Calibri" style:font-name-asian="MS Gothic" style:font-name-complex="Times New Roman" style:font-size-asian="13pt" style:font-size-complex="13pt" style:font-weight-asian="bold" style:font-weight-complex="bold"/>
    </style:style>
    <style:style style:family="paragraph" style:name="Normal">
      <style:paragraph-properties fo:hyphenation-ladder-count="no-limit"/>
      <style:text-properties fo:hyphenate="false" fo:hyphenation-push-char-count="0" fo:hyphenation-remain-char-count="0"/>
    </style:style>
    <style:style style:class="chapter" style:family="paragraph" style:name="Title" style:next-style-name="Normal" style:parent-style-name="Normal">
      <style:paragraph-properties fo:border-bottom="0.035cm solid #4f81bd" fo:border-left="none" fo:border-right="none" fo:border-top="none" fo:hyphenation-ladder-count="no-limit" fo:margin-bottom="0.529cm" fo:margin-top="0cm" fo:padding-bottom="0.141cm" fo:padding-left="0cm" fo:padding-right="0cm" fo:padding-top="0cm" style:shadow="none"/>
      <style:text-properties fo:color="#17365d" fo:font-size="26pt" fo:hyphenate="false" fo:hyphenation-push-char-count="0" fo:hyphenation-remain-char-count="0" fo:letter-spacing="0.009cm" style:font-name="Calibri" style:font-name-asian="MS Gothic" style:font-name-complex="Times New Roman" style:font-size-asian="26pt" style:font-size-complex="26pt" style:letter-kerning="true"/>
    </style:style>
    <style:style style:class="chapter" style:family="paragraph" style:name="Subtitle" style:next-style-name="Normal" style:parent-style-name="Normal">
      <style:paragraph-properties fo:hyphenation-ladder-count="no-limit"/>
      <style:text-properties fo:color="#4f81bd" fo:font-style="italic" fo:hyphenate="false" fo:hyphenation-push-char-count="0" fo:hyphenation-remain-char-count="0" fo:letter-spacing="0.026cm" style:font-name="Calibri" style:font-name-asian="MS Gothic" style:font-name-complex="Times New Roman" style:font-style-asian="italic" style:font-style-complex="italic"/>
    </style:style>
    <style:style style:class="text" style:family="paragraph" style:name="Marginalia" style:parent-style-name="Text_20_body">
      <style:paragraph-properties fo:margin="100%" fo:margin-left="4.001cm" fo:margin-right="0cm" fo:text-indent="0cm" style:auto-text-indent="false"/>
      <style:text-properties style:text-line-through-style="solid" style:text-line-through-type="double"/>
    </style:style>
    <style:style style:display-name="Default Paragraph Font" style:family="text" style:name="Default_20_Paragraph_20_Font"/>
    <style:style style:display-name="Title Char" style:family="text" style:name="Title_20_Char" style:parent-style-name="Default_20_Paragraph_20_Font">
      <style:text-properties fo:color="#17365d" fo:font-size="26pt" fo:letter-spacing="0.009cm" style:font-name="Calibri" style:font-name-asian="MS Gothic" style:font-name-complex="Times New Roman" style:font-size-asian="26pt" style:font-size-complex="26pt" style:letter-kerning="true"/>
    </style:style>
    <style:style style:display-name="Subtitle Char" style:family="text" style:name="Subtitle_20_Char" style:parent-style-name="Default_20_Paragraph_20_Font">
      <style:text-properties fo:color="#4f81bd" fo:font-style="italic" fo:letter-spacing="0.026cm" style:font-name="Calibri" style:font-name-asian="MS Gothic" style:font-name-complex="Times New Roman" style:font-style-asian="italic" style:font-style-complex="italic"/>
    </style:style>
    <style:style style:display-name="Heading 1 Char" style:family="text" style:name="Heading_20_1_20_Char" style:parent-style-name="Default_20_Paragraph_20_Font">
      <style:text-properties fo:color="#345a8a" fo:font-size="16pt" fo:font-weight="bold" style:font-name="Calibri" style:font-name-asian="MS Gothic" style:font-name-complex="Times New Roman" style:font-size-asian="16pt" style:font-size-complex="16pt" style:font-weight-asian="bold" style:font-weight-complex="bold"/>
    </style:style>
    <style:style style:display-name="Heading 2 Char" style:family="text" style:name="Heading_20_2_20_Char" style:parent-style-name="Default_20_Paragraph_20_Font">
      <style:text-properties fo:color="#4f81bd" fo:font-size="13pt" fo:font-weight="bold" style:font-name="Calibri" style:font-name-asian="MS Gothic" style:font-name-complex="Times New Roman" style:font-size-asian="13pt" style:font-size-complex="13pt" style:font-weight-asian="bold" style:font-weight-complex="bold"/>
    </style:style>
    <text:outline-style style:name="Outline">
      <text:outline-level-style style:num-format="" text:level="1">
        <style:list-level-properties/>
      </text:outline-level-style>
      <text:outline-level-style style:num-format="" text:level="2">
        <style:list-level-properties/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default-page-layout>
      <style:page-layout-properties fo:border="none" fo:padding="0cm" style:layout-grid-standard-mode="true" style:writing-mode="lr-tb"/>
    </style:default-page-layout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Mpm2">
      <style:page-layout-properties fo:margin-bottom="2cm" fo:margin-left="2.499cm" fo:margin-right="2.499cm" fo:margin-top="2.499cm" fo:page-height="29.704cm" fo:page-width="20.99cm" style:footnote-max-height="0cm" style:num-format="1" style:print-orientation="portrait" style:writing-mode="lr-tb">
        <style:footnote-sep style:adjustment="left" style:color="#000000" style:rel-width="33%" style:width="0.018cm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generator>StarOffice/8$Win32 OpenOffice.org_project/680m18$Build-9161</meta:generator>
    <meta:initial-creator>Martin Hollmichel</meta:initial-creator>
    <meta:creation-date>2013-01-17T12:00:00Z</meta:creation-date>
    <dc:date>2019-07-23T14:11:00</dc:date>
    <meta:editing-cycles>5</meta:editing-cycles>
    <meta:editing-duration>PT0.207S</meta:editing-duration>
    <meta:document-statistic meta:character-count="464" meta:image-count="0" meta:object-count="0" meta:page-count="1" meta:paragraph-count="24" meta:table-count="0" meta:word-count="76"/>
    <meta:template xlink:actuate="onRequest" xlink:href="Normal.dotm" xlink:title="" xlink:type="simple"/>
  </office:meta>
</office:document-meta>
</file>